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7083in" fo:margin-left="-0.0667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4.1458in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3542in"/>
    </style:style>
    <style:style style:name="Table1.5" style:family="table-row">
      <style:table-row-properties style:min-row-height="0.4236in"/>
    </style:style>
    <style:style style:name="Table2" style:family="table">
      <style:table-properties style:width="6.6458in" fo:margin-left="-0.0042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3.7083in"/>
    </style:style>
    <style:style style:name="Table2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style:min-row-height="0.3542in"/>
    </style:style>
    <style:style style:name="Table2.6" style:family="table-row">
      <style:table-row-properties style:min-row-height="0.3403in"/>
    </style:style>
    <style:style style:name="Table3" style:family="table">
      <style:table-properties style:width="6.6458in" fo:margin-left="-0.0042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2.125in"/>
    </style:style>
    <style:style style:name="Table3.C" style:family="table-column">
      <style:table-column-properties style:column-width="3.7708in"/>
    </style:style>
    <style:style style:name="Table3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center" style:justify-single-word="false"/>
      <style:text-properties style:font-name="Cambria" fo:font-size="16pt" fo:language="lv" fo:country="LV" fo:font-weight="bold" style:font-size-asian="16pt" style:font-weight-asian="bold" style:font-size-complex="16pt"/>
    </style:style>
    <style:style style:name="P2" style:family="paragraph" style:parent-style-name="List_20_Paragraph">
      <style:text-properties fo:font-size="12pt" fo:language="lv" fo:country="LV" style:font-size-asian="12pt" style:font-size-complex="12pt"/>
    </style:style>
    <style:style style:name="P3" style:family="paragraph" style:parent-style-name="List_20_Paragraph">
      <style:paragraph-properties>
        <style:tab-stops>
          <style:tab-stop style:position="0.8228in"/>
        </style:tab-stops>
      </style:paragraph-properties>
      <style:text-properties fo:font-size="12pt" fo:language="lv" fo:country="LV" style:font-size-asian="12pt" style:font-size-complex="12pt"/>
    </style:style>
    <style:style style:name="P4" style:family="paragraph" style:parent-style-name="List_20_Paragraph">
      <style:text-properties fo:font-size="12pt" fo:language="lv" fo:country="LV" officeooo:paragraph-rsid="00148e3a" style:font-size-asian="12pt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fo:font-size="12pt" fo:language="lv" fo:country="LV" style:font-size-asian="12pt" style:font-size-complex="12pt"/>
    </style:style>
    <style:style style:name="P6" style:family="paragraph" style:parent-style-name="List_20_Paragraph">
      <style:paragraph-properties fo:margin-top="0in" fo:margin-bottom="0in" style:contextual-spacing="false" fo:line-height="100%"/>
      <style:text-properties fo:font-size="12pt" fo:language="lv" fo:country="LV" style:font-size-asian="12pt" style:font-size-complex="12pt"/>
    </style:style>
    <style:style style:name="P7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font-size="12pt" fo:language="lv" fo:country="LV" style:font-size-asian="12pt" style:font-size-complex="12pt"/>
    </style:style>
    <style:style style:name="P8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fo:font-size="12pt" fo:language="lv" fo:country="LV" style:font-size-asian="12pt" style:font-size-complex="12pt"/>
    </style:style>
    <style:style style:name="P9" style:family="paragraph" style:parent-style-name="List_20_Paragraph">
      <style:paragraph-properties fo:margin-left="0in" fo:margin-right="0in" fo:text-indent="0in" style:auto-text-indent="false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style:font-size-asian="12pt" style:font-size-complex="12pt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paragraph-rsid="00163aa7" style:font-size-asian="12pt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paragraph-rsid="00148e3a" style:font-size-asian="12pt" style:font-size-complex="12pt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48e3a" officeooo:paragraph-rsid="00148e3a" style:font-size-asian="12pt" style:font-size-complex="12pt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3eeed" officeooo:paragraph-rsid="0013eeed" style:font-size-asian="12pt" style:font-size-complex="12pt"/>
    </style:style>
    <style:style style:name="P15" style:family="paragraph" style:parent-style-name="List_20_Paragraph">
      <style:paragraph-properties fo:margin-left="0in" fo:margin-right="0in" fo:text-indent="0in" style:auto-text-indent="false">
        <style:tab-stops>
          <style:tab-stop style:position="2.748in" style:type="center"/>
          <style:tab-stop style:position="4.4583in"/>
        </style:tab-stops>
      </style:paragraph-properties>
      <style:text-properties fo:font-size="12pt" fo:language="lv" fo:country="LV" style:font-size-asian="12pt" style:font-size-complex="12pt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63aa7" officeooo:paragraph-rsid="00163aa7" style:font-size-asian="12pt" style:font-size-complex="12pt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7137b" style:font-size-asian="12pt" style:font-size-complex="12pt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7137b" officeooo:paragraph-rsid="0017137b" style:font-size-asian="12pt" style:font-size-complex="12pt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rsid="00174acf" officeooo:paragraph-rsid="00174acf" style:font-size-asian="12pt" style:font-size-complex="12pt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paragraph-rsid="00174acf" style:font-size-asian="12pt" style:font-size-complex="12pt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fo:font-size="12pt" fo:language="lv" fo:country="LV" officeooo:paragraph-rsid="0019b14d" style:font-size-asian="12pt" style:font-size-complex="12pt"/>
    </style:style>
    <style:style style:name="P22" style:family="paragraph" style:parent-style-name="Normal" style:master-page-name="MP0">
      <style:paragraph-properties fo:text-align="center" style:justify-single-word="false" style:page-number="auto" fo:break-before="page"/>
      <style:text-properties style:font-name="Cambria" fo:font-size="16pt" fo:language="lv" fo:country="LV" fo:font-weight="bold" style:font-size-asian="16pt" style:font-weight-asian="bold" style:font-size-complex="16pt"/>
    </style:style>
    <style:style style:name="P23" style:family="paragraph" style:parent-style-name="List_20_Paragraph" style:list-style-name="L1">
      <style:paragraph-properties fo:margin-top="0in" fo:margin-bottom="0in" style:contextual-spacing="false" fo:line-height="100%"/>
      <style:text-properties fo:font-size="12pt" fo:language="lv" fo:country="LV" style:font-size-asian="12pt" style:font-size-complex="12pt"/>
    </style:style>
    <style:style style:name="P2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indent="0in" style:auto-text-indent="false"/>
      <style:text-properties fo:font-size="12pt" fo:language="lv" fo:country="LV" style:font-size-asian="12pt" style:font-size-complex="12pt"/>
    </style:style>
    <style:style style:name="P25" style:family="paragraph" style:parent-style-name="List_20_Paragraph" style:list-style-name="L2">
      <style:paragraph-properties fo:margin-left="0in" fo:margin-right="0in" fo:text-indent="0in" style:auto-text-indent="false"/>
      <style:text-properties fo:font-size="12pt" fo:language="lv" fo:country="LV" style:font-size-asian="12pt" style:font-size-complex="12pt"/>
    </style:style>
    <style:style style:name="T1" style:family="text">
      <style:text-properties fo:font-size="12pt" fo:language="lv" fo:country="LV" style:font-size-asian="12pt" style:font-size-complex="12pt"/>
    </style:style>
    <style:style style:name="T2" style:family="text">
      <style:text-properties fo:font-size="12pt" fo:language="lv" fo:country="LV" officeooo:rsid="00174acf" style:font-size-asian="12pt" style:font-size-complex="12pt"/>
    </style:style>
    <style:style style:name="T3" style:family="text">
      <style:text-properties fo:font-size="12pt" fo:language="lv" fo:country="LV" officeooo:rsid="00163aa7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officeooo:rsid="0013eeed"/>
    </style:style>
    <style:style style:name="T6" style:family="text">
      <style:text-properties officeooo:rsid="00148e3a"/>
    </style:style>
    <style:style style:name="T7" style:family="text">
      <style:text-properties officeooo:rsid="00163aa7"/>
    </style:style>
    <style:style style:name="T8" style:family="text">
      <style:text-properties officeooo:rsid="0017137b"/>
    </style:style>
    <style:style style:name="T9" style:family="text">
      <style:text-properties officeooo:rsid="00174acf"/>
    </style:style>
    <style:style style:name="T10" style:family="text">
      <style:text-properties officeooo:rsid="001897d3"/>
    </style:style>
    <style:style style:name="T11" style:family="text">
      <style:text-properties officeooo:rsid="0019b14d"/>
    </style:style>
    <style:style style:name="T12" style:family="text">
      <style:text-properties style:use-window-font-color="true" style:font-name="Arial" officeooo:rsid="0006b0d7" style:font-name-complex="Arial"/>
    </style:style>
    <style:style style:name="T13" style:family="text">
      <style:text-properties style:use-window-font-color="true" style:font-name="Arial" officeooo:rsid="00163aa7" style:font-name-complex="Arial"/>
    </style:style>
    <style:style style:name="T14" style:family="text">
      <style:text-properties style:use-window-font-color="true" style:font-name="Arial" officeooo:rsid="000cbfc8" style:font-name-complex="Arial"/>
    </style:style>
    <style:style style:name="T15" style:family="text">
      <style:text-properties officeooo:rsid="001b1c37"/>
    </style:style>
    <text:list-style style:name="L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wing zināšanu pārbaude</text:p>
      <text:p text:style-name="P1"/>
      <text:p text:style-name="P15"><text:span text:style-name="T7">1. </text:span>Izvēlies pareizus apgalvojumus par Grafisko lietotāja saskarni?</text:p>
      <text:p text:style-name="P2"><text:span text:style-name="T5">A.</text:span> Nodrošina lietotājam draudzīgo veidu darba ar lietojumprogrammām</text:p>
      <text:p text:style-name="P2"><text:span text:style-name="T5">B.</text:span> Stipri atvieglo darbu ar izmantotu programmu</text:p>
      <text:p text:style-name="P2"><text:span text:style-name="T5">C.</text:span> Tipiski satur tādas lietas kā dažādas izvēlnes, sarakstus, pogas, un citas</text:p>
      <text:p text:style-name="P2"><text:span text:style-name="T5">D.</text:span> Tiek veidota izmantojot GUI komponentes</text:p>
      <text:p text:style-name="P2"/>
      <text:p text:style-name="P10"><text:span text:style-name="T5">a.</text:span> <text:span text:style-name="T5">A &amp; C &amp; D</text:span></text:p>
      <text:p text:style-name="P14">b. A &amp; B &amp; D</text:p>
      <text:p text:style-name="P14">c. B &amp; C &amp; D</text:p>
      <text:p text:style-name="P10"><text:span text:style-name="T5">d.</text:span> Visas atbildes ir pareizas</text:p>
      <text:p text:style-name="P2"/>
      <text:p text:style-name="P10"><text:span text:style-name="T7">2. </text:span>Izvēlies pareizus apgalvojumus par Swing komponentiem?</text:p>
      <text:p text:style-name="P10"><text:span text:style-name="T5"><text:tab/>A.</text:span> Deklarētas jawax.swing pamatklase, gandrīz visas ir noprogrammētas javas valoda komponentes, dažas ir no pamat-GUI komponentem</text:p>
      <text:p text:style-name="P10"><text:span text:style-name="T5"><text:tab/>B.</text:span> Swing bibliotēka piedāvā GUI komponentes, ar kuru palīdzību var izveidot lietotājdraudzīgu saskarsmi</text:p>
      <text:p text:style-name="P2"><text:span text:style-name="T5">C.</text:span> Swing komponentes ir daļa no Java Foundation Classes</text:p>
      <text:p text:style-name="P10"/>
      <text:p text:style-name="P10"><text:span text:style-name="T5">a.</text:span> <text:span text:style-name="T7">A &amp; B &amp; C </text:span></text:p>
      <text:p text:style-name="P10"><text:span text:style-name="T5">b.</text:span> <text:span text:style-name="T7">B &amp; C</text:span></text:p>
      <text:p text:style-name="P14">c. <text:span text:style-name="T7">A &amp; C</text:span></text:p>
      <text:p text:style-name="P2"/>
      <text:p text:style-name="P4"/>
      <text:p text:style-name="P4"/>
      <text:p text:style-name="P4"/>
      <text:p text:style-name="P4"><text:soft-page-break/></text:p>
      <text:p text:style-name="P12"><text:span text:style-name="T7">3.</text:span>Izvēlies pareizus apgalvojumus?</text:p>
      <text:p text:style-name="P2"><text:span text:style-name="T6">A. </text:span>AWT ir Swing priekštecis</text:p>
      <text:p text:style-name="P2"><text:span text:style-name="T6">B.</text:span> AWT bibliotēka aizstāja Swing bibliotēku </text:p>
      <text:p text:style-name="P2"><text:span text:style-name="T6">C.</text:span> AWT ir deklarēta java.awt pakotnē</text:p>
      <text:p text:style-name="P2"><text:span text:style-name="T6">D.</text:span> Swing ir daudz vairāk platformatkarīga nekā AWT</text:p>
      <text:p text:style-name="P2"><text:span text:style-name="T6">E.</text:span> Satur klases, kuras var paplašināt ar mantošanu, arī abstraktas klases</text:p>
      <text:p text:style-name="P13">a. A &amp; B &amp; C </text:p>
      <text:p text:style-name="P13">b. A &amp; D &amp; E</text:p>
      <text:p text:style-name="P13">c. B &amp; C &amp; D</text:p>
      <text:p text:style-name="P13">d. A &amp; C &amp; E</text:p>
      <text:p text:style-name="P2"/>
      <text:p text:style-name="P21"><text:span text:style-name="T7">4.</text:span><text:span text:style-name="T12">Salīdzini</text:span><text:span text:style-name="T13"> aprakstus sarakst</text:span><text:span text:style-name="T12">ā</text:span><text:span text:style-name="T13"> pa kreisi, </text:span><text:span text:style-name="T12">tu</text:span><text:span text:style-name="T14">kša</text:span><text:span text:style-name="T12">jā kolonā norādot</text:span><text:span text:style-name="T13"> pareizo koncepciju no saraksta labajā pusē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448618558775260946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3264908838" text:continue-numbering="true" text:style-name="L1">
              <text:list-header>
                <text:p text:style-name="P24">Component</text:p>
              </text:list-header>
            </text:list>
          </table:table-cell>
          <table:table-cell table:style-name="Table1.B1" office:value-type="string">
            <text:p text:style-name="P8"><text:span text:style-name="T15">a.</text:span> Klase, kura implementē daudzas zīmēšanas metodes</text:p>
          </table:table-cell>
        </table:table-row>
        <table:table-row table:style-name="Table1.2">
          <table:table-cell table:style-name="Table1.A1" office:value-type="string">
            <text:list xml:id="list104203849588412" text:continue-numbering="true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3763690260" text:continue-numbering="true" text:style-name="L1">
              <text:list-header>
                <text:p text:style-name="P24">Freimi</text:p>
              </text:list-header>
            </text:list>
          </table:table-cell>
          <table:table-cell table:style-name="Table1.B1" office:value-type="string">
            <text:p text:style-name="P8"><text:span text:style-name="T15">b.</text:span> Container klases apakšklase</text:p>
          </table:table-cell>
        </table:table-row>
        <table:table-row>
          <table:table-cell table:style-name="Table1.A1" office:value-type="string">
            <text:list xml:id="list104202901786014" text:continue-numbering="true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2852888071" text:continue-numbering="true" text:style-name="L1">
              <text:list-header>
                <text:p text:style-name="P24"><text:span text:style-name="T11">P</text:span>aint</text:p>
              </text:list-header>
            </text:list>
          </table:table-cell>
          <table:table-cell table:style-name="Table1.B1" office:value-type="string">
            <text:p text:style-name="P8">c. Klase, kas definē daudz kopīgo AWT un Swing komponenšu atribūtus un metodes</text:p>
          </table:table-cell>
        </table:table-row>
        <table:table-row>
          <table:table-cell table:style-name="Table1.A1" office:value-type="string">
            <text:list xml:id="list104202586243597" text:continue-numbering="true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3728359810" text:continue-numbering="true" text:style-name="L1">
              <text:list-header>
                <text:p text:style-name="P24">JComponent</text:p>
              </text:list-header>
            </text:list>
          </table:table-cell>
          <table:table-cell table:style-name="Table1.B1" office:value-type="string">
            <text:p text:style-name="P8">d. Konteineri var būt arī kā komponentes citiem konteineriem</text:p>
          </table:table-cell>
        </table:table-row>
        <table:table-row table:style-name="Table1.5">
          <table:table-cell table:style-name="Table1.A1" office:value-type="string">
            <text:list xml:id="list104202278073770" text:continue-numbering="true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2410000774" text:continue-numbering="true" text:style-name="L1">
              <text:list-header>
                <text:p text:style-name="P24">Container</text:p>
              </text:list-header>
            </text:list>
          </table:table-cell>
          <table:table-cell table:style-name="Table1.B1" office:value-type="string">
            <text:p text:style-name="P8">e. Klases Window apakšklase</text:p>
          </table:table-cell>
        </table:table-row>
        <table:table-row>
          <table:table-cell table:style-name="Table1.A1" office:value-type="string">
            <text:list xml:id="list104202539072334" text:continue-numbering="true" text:style-name="L1">
              <text:list-header>
                <text:p text:style-name="P23"/>
              </text:list-header>
            </text:list>
          </table:table-cell>
          <table:table-cell table:style-name="Table1.B1" office:value-type="string">
            <text:list xml:id="list104203486651187" text:continue-numbering="true" text:style-name="L1">
              <text:list-header>
                <text:p text:style-name="P24">Graphics</text:p>
              </text:list-header>
            </text:list>
          </table:table-cell>
          <table:table-cell table:style-name="Table1.B1" office:value-type="string">
            <text:p text:style-name="P8">f. Programmētājam šo metodi nevajag izsaukt. Tiek izsaukta automatiski</text:p>
          </table:table-cell>
        </table:table-row>
      </table:table>
      <text:p text:style-name="P11"/>
      <text:p text:style-name="P11"/>
      <text:p text:style-name="P11"><text:span text:style-name="T7">5. </text:span>Kas nosaka komponenta atrašanās vietu un izmēru?</text:p>
      <text:p text:style-name="P2"><text:span text:style-name="T7">A.</text:span> To ietveroša komponentes izvietojuma pārvaldnieks</text:p>
      <text:p text:style-name="P2"><text:span text:style-name="T7">B.</text:span> JComponenta klases metode</text:p>
      <text:p text:style-name="P2"><text:span text:style-name="T7">C.</text:span> Borderlayout</text:p>
      <text:p text:style-name="P2"/>
      <text:p text:style-name="P10"><text:soft-page-break/><text:span text:style-name="T7">a.</text:span> Visas atbildes ir pareizas</text:p>
      <text:p text:style-name="P16">b. A &amp; C</text:p>
      <text:p text:style-name="P10"><text:span text:style-name="T7">c.</text:span> Nav pareizas atbildes</text:p>
      <text:p text:style-name="P2"/>
      <text:p text:style-name="P11"/>
      <text:p text:style-name="P11"/>
      <text:p text:style-name="P11"><text:span text:style-name="T7"><text:s/>6. </text:span>Izvēlies pareizus apgalvojumus?</text:p>
      <text:p text:style-name="P2"><text:span text:style-name="T7">A.</text:span> Frame ir klases Window apakšklase</text:p>
      <text:p text:style-name="P2"><text:span text:style-name="T7">B.</text:span> Satur virsrakstjoslu un to nevar staipīt</text:p>
      <text:p text:style-name="P2"><text:span text:style-name="T7">C. </text:span>Sākumā nav redzams, to var parādīt izsaucot setBorderLayout</text:p>
      <text:p text:style-name="P2"><text:span text:style-name="T7">D.</text:span> Lai uzstādītu citu izvietojuma pārvaldnieku, var izsaukt setLayout metodi</text:p>
      <text:p text:style-name="P10"><text:span text:style-name="T8">a.</text:span> <text:span text:style-name="T8">A &amp; D</text:span></text:p>
      <text:p text:style-name="P17">b. A &amp; B &amp; E</text:p>
      <text:p text:style-name="P10"><text:span text:style-name="T8">c. </text:span><text:s/><text:span text:style-name="T8">A &amp; B &amp; C</text:span></text:p>
      <text:p text:style-name="P2"/>
      <text:p text:style-name="P10"><text:span text:style-name="T7">7. </text:span>Izvēlies pareizus apgalvojumus?</text:p>
      <text:p text:style-name="P2"><text:span text:style-name="T8">A.</text:span> JFrame metode nodrošina logu pamat atribūtus un atbilstošo funkcionalitāti</text:p>
      <text:p text:style-name="P2"><text:span text:style-name="T8">B.</text:span> Iezīme var attēlot kopa gan tekstu, gan grafisku attēlu</text:p>
      <text:p text:style-name="P3"><text:span text:style-name="T8">C.</text:span> Grafiskais attēls var būt uzstādīts ar setIcon metodi</text:p>
      <text:p text:style-name="P2"><text:span text:style-name="T8">D.</text:span> Komponenšu izvietošana konteineros nosaka kur tieši komponentes atradīsies</text:p>
      <text:p text:style-name="P10"><text:span text:style-name="T8">a.</text:span> <text:span text:style-name="T8">A &amp; D</text:span></text:p>
      <text:p text:style-name="P18">b. A &amp; C</text:p>
      <text:p text:style-name="P18">c. B &amp; C &amp; D</text:p>
      <text:p text:style-name="P18">d. A &amp; B &amp; C &amp; D</text:p>
      <text:p text:style-name="P2"/>
      <text:list xml:id="list5524923244737886276" text:style-name="L2">
        <text:list-header>
          <text:p text:style-name="P25"/>
        </text:list-header>
      </text:list>
      <text:p text:style-name="P10"><text:soft-page-break/><text:s/><text:span text:style-name="T7">8. </text:span>Izvēlies pareizus apgalvojumus?</text:p>
      <text:p text:style-name="P2"><text:span text:style-name="T8">A.</text:span> Katra lietotāja darbība ada notikumu</text:p>
      <text:p text:style-name="P2"><text:span text:style-name="T8">B.</text:span> Katra lietotāja darbība izsauc savu metodi</text:p>
      <text:p text:style-name="P2"><text:span text:style-name="T8">C.</text:span> Notikuma apstrādāšanai klasē jāimplementē event-handler interface</text:p>
      <text:p text:style-name="P2"><text:span text:style-name="T8">D.</text:span> Jāreģistrē notikumu apstrādātāju klase</text:p>
      <text:p text:style-name="P20"><text:span text:style-name="T9">a.</text:span> <text:span text:style-name="T9">A &amp; C</text:span></text:p>
      <text:p text:style-name="P19">b. A &amp; C &amp; D</text:p>
      <text:p text:style-name="P19">c. A &amp; B &amp; D</text:p>
      <text:p text:style-name="P19">d. B &amp; C &amp; D</text:p>
      <text:list xml:id="list104203558420624" text:continue-numbering="true" text:style-name="L2">
        <text:list-header>
          <text:p text:style-name="P25"/>
        </text:list-header>
      </text:list>
      <text:p text:style-name="P10"><text:span text:style-name="T7">9. </text:span>Izvēlies pareizus apgalvojumus?</text:p>
      <text:p text:style-name="P2"><text:span text:style-name="T9">A. </text:span>Iekšējās klases var piekļūt ārējas klases laukiem un metodēm, pat ja ir private </text:p>
      <text:p text:style-name="List_20_Paragraph"><text:span text:style-name="Default_20_Paragraph_20_Font"><text:span text:style-name="T2">B. </text:span></text:span><text:span text:style-name="Default_20_Paragraph_20_Font"><text:span text:style-name="T1">Iekšējās klases var piekļūt ārējas klases laukiem un metodēm, bet tikai tiem kas n</text:span></text:span><text:span text:style-name="Default_20_Paragraph_20_Font"><text:span text:style-name="T4">a</text:span></text:span><text:span text:style-name="Default_20_Paragraph_20_Font"><text:span text:style-name="T1">v private</text:span></text:span></text:p>
      <text:p text:style-name="P2"><text:span text:style-name="T9">C. </text:span><text:s/>Iekšējas klases var būt tikai static, statiskas iekšējas klases objekti var tikt radīti bez atbilstošās ārējās klases objekta</text:p>
      <text:p text:style-name="P10"><text:span text:style-name="T9">a.</text:span> <text:span text:style-name="T9">Tikai A</text:span></text:p>
      <text:p text:style-name="P10"><text:span text:style-name="T9">b.</text:span> <text:span text:style-name="T9">A &amp; B</text:span></text:p>
      <text:p text:style-name="P19">c. A &amp; C</text:p>
      <text:p text:style-name="P2"/>
      <text:p text:style-name="P10"><text:span text:style-name="T7">10. </text:span>Kāds lauks satur references uz visiem reģistrētiem notikumiem?</text:p>
      <text:p text:style-name="P10"><text:span text:style-name="T10">a.</text:span> KeyListeners</text:p>
      <text:p text:style-name="P10"><text:span text:style-name="T10">b.</text:span> KeyEvents</text:p>
      <text:p text:style-name="P10"><text:span text:style-name="T10">c.</text:span> handlerList</text:p>
      <text:p text:style-name="P10"><text:span text:style-name="T10">d.</text:span> listenerList</text:p>
      <text:p text:style-name="P10"><text:span text:style-name="T10">e.</text:span> ComponentList</text:p>
      <text:p text:style-name="P2"/>
      <text:p text:style-name="P2"/>
      <text:p text:style-name="P9"><text:soft-page-break/><text:span text:style-name="T3">11.</text:span><text:span text:style-name="T1"> Viņš ir katrām notikumam un viņš specificē notikuma tipu?</text:span></text:p>
      <text:p text:style-name="P10">a. unikāls ID</text:p>
      <text:p text:style-name="P10">b. KeyListeners metede</text:p>
      <text:p text:style-name="P10">c. listenerList</text:p>
      <text:p text:style-name="P10">d. klase</text:p>
      <text:p text:style-name="P2"/>
      <text:p text:style-name="P21"><text:span text:style-name="T7">12. </text:span><text:span text:style-name="T12">Salīdzini</text:span><text:span text:style-name="T13"> aprakstus sarakst</text:span><text:span text:style-name="T12">ā</text:span><text:span text:style-name="T13"> pa kreisi, </text:span><text:span text:style-name="T12">tu</text:span><text:span text:style-name="T14">kša</text:span><text:span text:style-name="T12">jā kolonā norādot</text:span><text:span text:style-name="T13"> pareizo koncepciju no saraksta labajā pusē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JCombo box</text:p>
          </table:table-cell>
          <table:table-cell table:style-name="Table2.B1" office:value-type="string">
            <text:p text:style-name="P8">a. Visiem lokālajiem mainīgajiem ir limits uz pieieju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Adaptera klase</text:p>
          </table:table-cell>
          <table:table-cell table:style-name="Table2.B1" office:value-type="string">
            <text:p text:style-name="P8">b. Visiem elementiem no saraksta ir savs indeks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Anonima iekšēja klase</text:p>
          </table:table-cell>
          <table:table-cell table:style-name="Table2.B1" office:value-type="string">
            <text:p text:style-name="P8">c. Lietotājiem tiek dota iespēja izvēlēties elementus no saraksta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Mouse event</text:p>
          </table:table-cell>
          <table:table-cell table:style-name="Table2.B1" office:value-type="string">
            <text:p text:style-name="P8">d. nodrošina multiple-selection un single-selection sarakstus</text:p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Combo box</text:p>
          </table:table-cell>
          <table:table-cell table:style-name="Table2.B1" office:value-type="string">
            <text:p text:style-name="P8">e. implementē event listener interfeisu</text:p>
          </table:table-cell>
        </table:table-row>
        <table:table-row table:style-name="Table2.6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Multiple selection</text:p>
          </table:table-cell>
          <table:table-cell table:style-name="Table2.B1" office:value-type="string">
            <text:p text:style-name="P8">f. nodrošina scrollbar funkcionalitāti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List</text:p>
          </table:table-cell>
          <table:table-cell table:style-name="Table2.B1" office:value-type="string">
            <text:p text:style-name="P8">g. tas objekts satur pilnīgi visu informāciju par notikumu</text:p>
          </table:table-cell>
        </table:table-row>
      </table:table>
      <text:p text:style-name="P2"/>
      <text:p text:style-name="P2"/>
      <text:p text:style-name="P10"><text:span text:style-name="T7">13. </text:span>Izvēlies pareizus apgalvojumus?</text:p>
      <text:p text:style-name="P2"><text:span text:style-name="T10">A.</text:span> KeyListener un keyPressed metodes tiek izsauktas katram taustiņam</text:p>
      <text:p text:style-name="P2"><text:span text:style-name="T10">B.</text:span> KeyListener un keyReleased metodes tiek izsauktas katram taustiņam</text:p>
      <text:p text:style-name="P2"><text:span text:style-name="T10">C.</text:span> KeyPresed un keyReleased metodes tiek izsauktas katram taustiņam</text:p>
      <text:p text:style-name="P10"><text:span text:style-name="T10">a.</text:span> <text:span text:style-name="T10">Tikai C</text:span></text:p>
      <text:p text:style-name="P10"><text:span text:style-name="T10">b.</text:span> <text:span text:style-name="T10">B &amp; C</text:span></text:p>
      <text:p text:style-name="P10"><text:span text:style-name="T10">c.</text:span> <text:span text:style-name="T10">A &amp; C</text:span></text:p>
      <text:p text:style-name="P2"/>
      <text:p text:style-name="P10"/>
      <text:p text:style-name="P10"/>
      <text:p text:style-name="P10"><text:soft-page-break/></text:p>
      <text:p text:style-name="P21"><text:span text:style-name="T7">14 . </text:span><text:span text:style-name="T12">Salīdzini</text:span><text:span text:style-name="T13"> aprakstus sarakst</text:span><text:span text:style-name="T12">ā</text:span><text:span text:style-name="T13"> pa kreisi, </text:span><text:span text:style-name="T12">tu</text:span><text:span text:style-name="T14">kša</text:span><text:span text:style-name="T12">jā kolonā norādot</text:span><text:span text:style-name="T13"> pareizo koncepciju no saraksta labajā pusē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GridLayout</text:p>
          </table:table-cell>
          <table:table-cell table:style-name="Table3.B1" office:value-type="string">
            <text:p text:style-name="P5">a. Izkārto komponentes horizontāli bai vertikāli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GridBagLayout</text:p>
          </table:table-cell>
          <table:table-cell table:style-name="Table3.B1" office:value-type="string">
            <text:p text:style-name="P8">b. Izkārto komponentes piecos reģionos: north, south, east, west, center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BoxLayout</text:p>
          </table:table-cell>
          <table:table-cell table:style-name="Table3.B1" office:value-type="string">
            <text:p text:style-name="P8">c. Komponentiem var būt dažādi izmēri, tas var pievienot patvaļīga secība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FlowLayout</text:p>
          </table:table-cell>
          <table:table-cell table:style-name="Table3.B1" office:value-type="string">
            <text:p text:style-name="P8">d. Izkārto komponentes no kreisās uz labo pisi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7">BorderLayout</text:p>
          </table:table-cell>
          <table:table-cell table:style-name="Table3.B1" office:value-type="string">
            <text:p text:style-name="P8">e. Sadala konteineru režģ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initial-creator>Konstantin</meta:initial-creator>
    <meta:creation-date>2015-03-24T10:37:00Z</meta:creation-date>
    <dc:date>2015-03-25T10:42:02.110355848</dc:date>
    <meta:editing-cycles>9</meta:editing-cycles>
    <meta:editing-duration>PT1H33S</meta:editing-duration>
    <meta:document-statistic meta:table-count="3" meta:image-count="0" meta:object-count="0" meta:page-count="6" meta:paragraph-count="124" meta:word-count="738" meta:character-count="4532" meta:non-whitespace-character-count="3908"/>
    <meta:template xlink:type="simple" xlink:actuate="onRequest" xlink:title="" xlink:href="Normal.dotm"/>
  </office:meta>
</office:document-meta>
</file>